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0000004909852957EC5F45A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5382in" draw:z-index="0"><draw:image xlink:href="Pictures/1000000000000350000004909852957EC5F45A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1:25:36.999942213</meta:creation-date>
    <dc:date>2019-11-05T01:26:46.035790726</dc:date>
    <meta:editing-duration>PT1M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